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5327in"/>
    </style:style>
    <style:style style:name="co7" style:family="table-column">
      <style:table-column-properties fo:break-before="auto" style:column-width="3.35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2">
          <table:table-cell office:value-type="string">
            <text:p>s:same with given</text:p>
          </table:table-cell>
          <table:table-cell table:style-name="ce1" office:value-type="string">
            <text:p>d:detected error</text:p>
          </table:table-cell>
          <table:table-cell office:value-type="string">
            <text:p>diff: different result</text:p>
          </table:table-cell>
          <table:table-cell office:value-type="string">
            <text:p>nd:not detected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number-columns-repeated="6"/>
        </table:table-row>
        <table:table-row table:style-name="ro2">
          <table:table-cell office:value-type="string">
            <text:p>190_v295(overflow)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0_v499(overflow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0_v503(overflow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1_vx30(underflow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526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bad3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5"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3" office:value-type="string">
            <text:p>d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527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bad3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5" office:value-type="string">
            <text:p>s</text:p>
          </table:table-cell>
          <table:table-cell table:number-columns-repeated="2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3" office:value-type="string">
            <text:p>d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x31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4_vx80(signed ext)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5_vx32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5_vx72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table:number-columns-repeated="5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io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5_vx123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office:value-type="string">
            <text:p>diff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6_v522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table:number-columns-repeated="2"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6_vx73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base2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445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office:value-type="string">
            <text:p>bad2</text:p>
          </table:table-cell>
          <table:table-cell office:value-type="string">
            <text:p>This case's io pair for bad2 maybe wrong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office:value-type="string">
            <text:p>diff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nd(diff)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x34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/>
          <table:table-cell office:value-type="string">
            <text:p>This special is not worth notice because the errors detected in good ones are indeed errors.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/>
          <table:table-cell office:value-type="string">
            <text:p>197_vx34, 197_vx74 197_vx117 are nearly the same</text:p>
          </table:table-cell>
          <table:table-cell table:number-columns-repeated="2"/>
        </table:table-row>
        <table:table-row table:style-name="ro4">
          <table:table-cell office:value-type="string">
            <text:p>ioc</text:p>
          </table:table-cell>
          <table:table-cell table:number-columns-repeated="3"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x74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/>
          <table:table-cell table:style-name="ce1" office:value-type="string">
            <text:p>This special is not worth notice because the errors detected in good ones are indeed errors.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4">
          <table:table-cell office:value-type="string">
            <text:p>ico</text:p>
          </table:table-cell>
          <table:table-cell table:number-columns-repeated="3" office:value-type="string">
            <text:p>d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7_vx117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table:number-columns-repeated="2"/>
          <table:table-cell table:style-name="ce1" office:value-type="string">
            <text:p>This special is not worth notice because the errors detected in good ones are indeed errors.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table:number-columns-repeated="5"/>
        </table:table-row>
        <table:table-row table:style-name="ro4">
          <table:table-cell office:value-type="string">
            <text:p>ioc</text:p>
          </table:table-cell>
          <table:table-cell table:number-columns-repeated="2" office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839_base1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table:number-columns-repeated="3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ioc</text:p>
          </table:table-cell>
          <table:table-cell table:number-columns-repeated="3" office:value-type="string">
            <text:p>s</text:p>
          </table:table-cell>
          <table:table-cell office:value-type="string">
            <text:p>nd(s)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839_vx28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bad1</text:p>
          </table:table-cell>
          <table:table-cell table:number-columns-repeated="4"/>
        </table:table-row>
        <table:table-row table:style-name="ro2">
          <table:table-cell office:value-type="string">
            <text:p>gcc</text:p>
          </table:table-cell>
          <table:table-cell table:number-columns-repeated="3" office:value-type="string">
            <text:p>s</text:p>
          </table:table-cell>
          <table:table-cell table:number-columns-repeated="4"/>
        </table:table-row>
        <table:table-row table:style-name="ro2">
          <table:table-cell office:value-type="string">
            <text:p>ioc</text:p>
          </table:table-cell>
          <table:table-cell table:number-columns-repeated="2" office:value-type="string">
            <text:p>s</text:p>
          </table:table-cell>
          <table:table-cell office:value-type="string">
            <text:p>nd(s)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839_vx77</text:p>
          </table:table-cell>
          <table:table-cell office:value-type="string">
            <text:p>good1</text:p>
          </table:table-cell>
          <table:table-cell office:value-type="string">
            <text:p>bad1</text:p>
          </table:table-cell>
          <table:table-cell table:number-columns-repeated="5"/>
        </table:table-row>
        <table:table-row table:style-name="ro2">
          <table:table-cell office:value-type="string">
            <text:p>gcc</text:p>
          </table:table-cell>
          <table:table-cell table:number-columns-repeated="2" office:value-type="string">
            <text:p>s</text:p>
          </table:table-cell>
          <table:table-cell table:number-columns-repeated="5"/>
        </table:table-row>
        <table:table-row table:style-name="ro2">
          <table:table-cell office:value-type="string">
            <text:p>ioc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98_base-ex1</text:p>
          </table:table-cell>
          <table:table-cell office:value-type="string">
            <text:p>good1</text:p>
          </table:table-cell>
          <table:table-cell office:value-type="string">
            <text:p>good2</text:p>
          </table:table-cell>
          <table:table-cell office:value-type="string">
            <text:p>good3</text:p>
          </table:table-cell>
          <table:table-cell office:value-type="string">
            <text:p>bad1</text:p>
          </table:table-cell>
          <table:table-cell office:value-type="string">
            <text:p>This case IOC detected an conversion error, but not detect the byte order error</text:p>
          </table:table-cell>
          <table:table-cell table:number-columns-repeated="2"/>
        </table:table-row>
        <table:table-row table:style-name="ro2">
          <table:table-cell office:value-type="string">
            <text:p>gcc</text:p>
          </table:table-cell>
          <table:table-cell table:number-columns-repeated="4" office:value-type="string">
            <text:p>s</text:p>
          </table:table-cell>
          <table:table-cell office:value-type="string">
            <text:p>The conversion error it detected seems to be intended, </text:p>
          </table:table-cell>
          <table:table-cell table:number-columns-repeated="2"/>
        </table:table-row>
        <table:table-row table:style-name="ro4">
          <table:table-cell office:value-type="string">
            <text:p>ioc</text:p>
          </table:table-cell>
          <table:table-cell table:number-columns-repeated="4" office:value-type="string">
            <text:p>d</text:p>
          </table:table-cell>
          <table:table-cell table:number-columns-repeated="3"/>
        </table:table-row>
        <table:table-row table:style-name="ro2" table:number-rows-repeated="104848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qi </meta:initial-creator>
    <meta:creation-date>2012-12-07T16:53:12</meta:creation-date>
    <dc:date>2012-12-08T16:39:42</dc:date>
    <dc:creator>qiqi </dc:creator>
    <meta:editing-duration>PT8H55M57S</meta:editing-duration>
    <meta:editing-cycles>29</meta:editing-cycles>
    <meta:generator>LibreOffice/3.5$Linux_x86 LibreOffice_project/350m1$Build-2</meta:generator>
    <meta:document-statistic meta:table-count="3" meta:cell-count="311" meta:object-count="0"/>
  </office:meta>
</office:document-meta>
</file>